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adcf7" draw:textarea-horizontal-align="justify" draw:textarea-vertical-align="middle" draw:auto-grow-height="false" fo:min-height="1.722cm" fo:min-width="2.771cm" draw:shadow="visib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1.044cm"/>
    </style:style>
    <style:style style:name="gr4" style:family="graphic" style:parent-style-name="standard">
      <style:graphic-properties draw:fill-color="#a40000" draw:textarea-horizontal-align="justify" draw:textarea-vertical-align="middle" draw:auto-grow-height="false" fo:min-height="1.722cm" fo:min-width="2.771cm" draw:shadow="visib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1.2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cm" fo:min-width="1.147cm"/>
    </style:style>
    <style:style style:name="gr8" style:family="graphic" style:parent-style-name="objectwithoutfill">
      <style:graphic-properties draw:stroke="dash" draw:stroke-dash="Dashed_20__28_var_29_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cm" fo:min-width="1.1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cm" fo:min-width="2.026cm"/>
    </style:style>
    <style:style style:name="P1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2" style:family="paragraph">
      <loext:graphic-properties draw:fill-color="#aadcf7"/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a40000"/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-33%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271cm" svg:height="1.972cm" svg:x="8.15cm" svg:y="3.118cm">
          <text:p text:style-name="P1"><text:span text:style-name="T1">L</text:span><text:span text:style-name="T2">↑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07cm" svg:y1="4.107cm" svg:x2="8.15cm" svg:y2="4.104cm" draw:end-shape="id1" svg:d="M6070 4107h789v-3h1291" svg:viewBox="0 0 2081 4">
          <text:p/>
        </draw:connector>
        <draw:frame draw:style-name="gr3" draw:text-style-name="P5" draw:layer="layout" svg:width="2.62cm" svg:height="1.826cm" svg:x="3.786cm" svg:y="3.118cm">
          <draw:text-box>
            <text:p text:style-name="P4">x[n]</text:p>
          </draw:text-box>
        </draw:frame>
        <draw:custom-shape draw:style-name="gr4" draw:text-style-name="P6" xml:id="id2" draw:id="id2" draw:layer="layout" svg:width="3.271cm" svg:height="1.972cm" svg:x="14.16cm" svg:y="3.118cm">
          <text:p text:style-name="P1"><text:span text:style-name="T1">h[n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271cm" svg:height="1.972cm" svg:x="20.173cm" svg:y="3.118cm">
          <text:p text:style-name="P1"><text:span text:style-name="T1">M</text:span><text:span text:style-name="T2">↓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1.421cm" svg:y1="4.104cm" svg:x2="14.16cm" svg:y2="4.104cm" draw:start-shape="id1" draw:start-glue-point="1" draw:end-shape="id2" svg:d="M11421 4104h2739" svg:viewBox="0 0 2740 1">
          <text:p/>
        </draw:connector>
        <draw:connector draw:style-name="gr5" draw:text-style-name="P3" draw:layer="layout" svg:x1="17.431cm" svg:y1="4.104cm" svg:x2="20.173cm" svg:y2="4.104cm" draw:start-shape="id2" draw:start-glue-point="1" draw:end-shape="id3" svg:d="M17431 4104h2742" svg:viewBox="0 0 2743 1">
          <text:p/>
        </draw:connector>
        <draw:connector draw:style-name="gr2" draw:text-style-name="P3" draw:layer="layout" svg:x1="23.413cm" svg:y1="4.107cm" svg:x2="25.497cm" svg:y2="4.106cm" svg:d="M23413 4107h1042v-1h1042" svg:viewBox="0 0 2085 2">
          <text:p/>
        </draw:connector>
        <draw:frame draw:style-name="gr6" draw:text-style-name="P5" draw:layer="layout" svg:width="2.927cm" svg:height="1.826cm" svg:x="25.251cm" svg:y="3.118cm">
          <draw:text-box>
            <text:p text:style-name="P4">y[m]</text:p>
          </draw:text-box>
        </draw:frame>
        <draw:frame draw:style-name="gr7" draw:text-style-name="P8" draw:layer="layout" svg:width="2.795cm" svg:height="3.7cm" svg:x="5.014cm" svg:y="6.775cm">
          <draw:text-box>
            <text:p text:style-name="P7"><text:span text:style-name="T3">F</text:span><text:span text:style-name="T4">s1</text:span></text:p>
          </draw:text-box>
        </draw:frame>
        <draw:line draw:style-name="gr8" draw:text-style-name="P3" draw:layer="layout" svg:x1="9.78cm" svg:y1="9.825cm" svg:x2="9.78cm" svg:y2="1.508cm">
          <text:p/>
        </draw:line>
        <draw:line draw:style-name="gr8" draw:text-style-name="P3" draw:layer="layout" svg:x1="21.972cm" svg:y1="9.825cm" svg:x2="21.972cm" svg:y2="1.508cm">
          <text:p/>
        </draw:line>
        <draw:frame draw:style-name="gr9" draw:text-style-name="P8" draw:layer="layout" svg:width="2.796cm" svg:height="3.7cm" svg:x="23.559cm" svg:y="6.775cm">
          <draw:text-box>
            <text:p text:style-name="P7"><text:span text:style-name="T3">F</text:span><text:span text:style-name="T4">s2</text:span></text:p>
          </draw:text-box>
        </draw:frame>
        <draw:frame draw:style-name="gr10" draw:text-style-name="P10" draw:layer="layout" svg:width="4.285cm" svg:height="3.7cm" svg:x="13.6cm" svg:y="6.775cm">
          <draw:text-box>
            <text:p text:style-name="P9"><text:span text:style-name="T3">L*F</text:span><text:span text:style-name="T4">s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5:09:58.030533457</meta:creation-date>
    <dc:date>2019-10-09T15:46:38.587544607</dc:date>
    <meta:editing-duration>PT4M54S</meta:editing-duration>
    <meta:editing-cycles>3</meta:editing-cycles>
    <meta:generator>LibreOffice/5.1.6.2$Linux_X86_64 LibreOffice_project/10m0$Build-2</meta:generator>
    <meta:document-statistic meta:object-count="14"/>
  </office:meta>
</office:document-meta>
</file>